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arial" svg:font-family="arial, sans-serif"/>
    <style:font-face style:name="open sans" svg:font-family="'open sans', 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Helvetica Neue" fo:font-size="9.75pt" fo:letter-spacing="normal" fo:font-style="normal" style:text-underline-style="none" fo:font-weight="normal" officeooo:paragraph-rsid="000941ce" style:text-blinking="false"/>
    </style:style>
    <style:style style:name="P3"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Helvetica Neue" fo:font-size="9.75pt" fo:letter-spacing="normal" fo:font-style="normal" style:text-underline-style="none" fo:font-weight="normal" officeooo:paragraph-rsid="000b3d0b" style:text-blinking="false"/>
    </style:style>
    <style:style style:name="P4"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Helvetica Neue" fo:font-size="9.75pt" fo:letter-spacing="normal" fo:font-style="normal" style:text-underline-style="none" fo:font-weight="normal" officeooo:paragraph-rsid="000d5277" style:text-blinking="false"/>
    </style:style>
    <style:style style:name="P5"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P6"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 fo:font-size="12pt" fo:letter-spacing="normal" fo:font-style="normal" style:text-underline-style="none" fo:font-weight="normal" officeooo:paragraph-rsid="000b3d0b" style:text-blinking="false" style:font-size-asian="12pt" style:font-size-complex="12pt"/>
    </style:style>
    <style:style style:name="P7"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 fo:font-size="12pt" fo:letter-spacing="normal" fo:font-style="normal" style:text-underline-style="none" fo:font-weight="normal" officeooo:paragraph-rsid="000b6325" style:text-blinking="false" style:font-size-asian="12pt" style:font-size-complex="12pt"/>
    </style:style>
    <style:style style:name="P8"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 fo:font-size="12pt" fo:letter-spacing="normal" fo:font-style="normal" style:text-underline-style="none" fo:font-weight="normal" officeooo:paragraph-rsid="000d567a" style:text-blinking="false" style:font-size-asian="12pt" style:font-size-complex="12pt"/>
    </style:style>
    <style:style style:name="P9"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 fo:font-size="12pt" fo:letter-spacing="normal" fo:font-style="normal" style:text-underline-style="none" fo:font-weight="normal" officeooo:paragraph-rsid="001034ad" style:text-blinking="false" style:font-size-asian="12pt" style:font-size-complex="12pt"/>
    </style:style>
    <style:style style:name="P10"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 fo:font-size="12pt" fo:letter-spacing="normal" fo:font-style="normal" style:text-underline-style="none" fo:font-weight="normal" officeooo:paragraph-rsid="00147f9a" style:text-blinking="false" style:font-size-asian="12pt" style:font-size-complex="12pt"/>
    </style:style>
    <style:style style:name="P11"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 fo:font-size="12pt" fo:letter-spacing="normal" fo:font-style="normal" style:text-underline-style="none" fo:font-weight="normal" officeooo:rsid="00081c1f" officeooo:paragraph-rsid="00081c1f" style:text-blinking="false" style:font-size-asian="12pt" style:font-size-complex="12pt"/>
    </style:style>
    <style:style style:name="P12"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 fo:font-size="12pt" fo:letter-spacing="normal" fo:font-style="normal" style:text-underline-style="none" fo:font-weight="normal" officeooo:rsid="00128f80" officeooo:paragraph-rsid="00128f80" style:text-blinking="false" style:font-size-asian="12pt" style:font-size-complex="12pt"/>
    </style:style>
    <style:style style:name="P13"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 fo:font-size="12pt" fo:letter-spacing="normal" fo:font-style="normal" style:text-underline-style="none" fo:font-weight="bold" style:text-blinking="false" style:font-size-asian="12pt" style:font-weight-asian="bold" style:font-size-complex="12pt" style:font-weight-complex="bold"/>
    </style:style>
    <style:style style:name="P14"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 fo:font-size="12pt" fo:letter-spacing="normal" fo:font-style="normal" style:text-underline-style="none" fo:font-weight="bold" officeooo:paragraph-rsid="00081c1f" style:text-blinking="false" style:font-size-asian="12pt" style:font-weight-asian="bold" style:font-size-complex="12pt" style:font-weight-complex="bold"/>
    </style:style>
    <style:style style:name="P15"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 fo:font-size="12pt" fo:letter-spacing="normal" fo:font-style="normal" style:text-underline-style="none" fo:font-weight="bold" officeooo:paragraph-rsid="000941ce" style:text-blinking="false" style:font-size-asian="12pt" style:font-weight-asian="bold" style:font-size-complex="12pt" style:font-weight-complex="bold"/>
    </style:style>
    <style:style style:name="P16"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 fo:font-size="12pt" fo:letter-spacing="normal" fo:font-style="normal" style:text-underline-style="none" fo:font-weight="bold" officeooo:paragraph-rsid="000b3d0b" style:text-blinking="false" style:font-size-asian="12pt" style:font-weight-asian="bold" style:font-size-complex="12pt" style:font-weight-complex="bold"/>
    </style:style>
    <style:style style:name="P17" style:family="paragraph" style:parent-style-name="Standard">
      <style:paragraph-properties fo:margin-left="0in" fo:margin-right="0in" fo:text-align="start" style:justify-single-word="false" fo:orphans="2" fo:text-indent="0in" style:auto-text-indent="false"/>
      <style:text-properties fo:font-variant="normal" fo:text-transform="none" fo:color="#1d2228" style:text-line-through-style="none" style:text-line-through-type="none" style:font-name="Arial" fo:font-size="12pt" fo:letter-spacing="normal" fo:font-style="normal" style:text-underline-style="none" fo:font-weight="bold" officeooo:paragraph-rsid="000b6325" style:text-blinking="false" style:font-size-asian="12pt" style:font-weight-asian="bold" style:font-size-complex="12pt" style:font-weight-complex="bold"/>
    </style:style>
    <style:style style:name="P18" style:family="paragraph" style:parent-style-name="Standard">
      <style:paragraph-properties fo:margin-left="0in" fo:margin-right="0in" fo:text-align="start" style:justify-single-word="false" fo:orphans="2" fo:text-indent="0in" style:auto-text-indent="false"/>
      <style:text-properties fo:font-variant="normal" fo:text-transform="none" fo:color="#222222" style:text-line-through-style="none" style:text-line-through-type="none" style:font-name="Arial" fo:font-size="12pt" fo:letter-spacing="normal" fo:font-style="normal" style:text-underline-style="none" fo:font-weight="normal" officeooo:paragraph-rsid="000b6325" style:text-blinking="false" fo:background-color="#ffffff" style:font-size-asian="12pt" style:font-size-complex="12pt"/>
    </style:style>
    <style:style style:name="P19" style:family="paragraph" style:parent-style-name="Text_20_body" style:list-style-name="L1">
      <style:paragraph-properties fo:margin-left="0in" fo:margin-right="0in" fo:margin-top="0in" fo:margin-bottom="0.0417in" loext:contextual-spacing="false" fo:text-align="start" style:justify-single-word="false" fo:orphans="2" fo:text-indent="0in" style:auto-text-indent="false" fo:padding="0in" fo:border="none"/>
      <style:text-properties fo:font-variant="normal" fo:text-transform="none" fo:color="#1d2228" style:text-line-through-style="none" style:text-line-through-type="none" style:font-name="Arial" fo:font-size="12pt" fo:letter-spacing="normal" fo:font-style="normal" style:text-underline-style="none" fo:font-weight="normal" style:text-blinking="false" style:font-size-asian="12pt" style:font-size-complex="12pt" loext:padding="0in" loext:border="none"/>
    </style:style>
    <style:style style:name="T1" style:family="text">
      <style:text-properties fo:color="#222222" style:font-name="arial" fo:font-size="12pt" fo:font-weight="bold"/>
    </style:style>
    <style:style style:name="T2" style:family="text">
      <style:text-properties fo:color="#222222" style:font-name="arial" fo:font-size="12pt" fo:font-weight="bold" officeooo:rsid="000f74f3" fo:background-color="#ffffff" loext:char-shading-value="0"/>
    </style:style>
    <style:style style:name="T3" style:family="text">
      <style:text-properties fo:color="#222222" style:font-name="arial" fo:font-size="12pt" fo:background-color="#ffffff" loext:char-shading-value="0"/>
    </style:style>
    <style:style style:name="T4" style:family="text">
      <style:text-properties fo:color="#222222" style:font-name="arial" fo:font-size="12pt" officeooo:rsid="000941ce" fo:background-color="#ffffff" loext:char-shading-value="0"/>
    </style:style>
    <style:style style:name="T5" style:family="text">
      <style:text-properties fo:color="#222222" style:font-name="arial" fo:font-size="12pt" officeooo:rsid="000f74f3" fo:background-color="#ffffff" loext:char-shading-value="0"/>
    </style:style>
    <style:style style:name="T6" style:family="text">
      <style:text-properties fo:color="#222222" style:font-name="arial" fo:font-size="12pt" officeooo:rsid="001034ad" fo:background-color="#ffffff" loext:char-shading-value="0"/>
    </style:style>
    <style:style style:name="T7" style:family="text">
      <style:text-properties fo:color="#222222" fo:background-color="#ffffff" loext:char-shading-value="0"/>
    </style:style>
    <style:style style:name="T8" style:family="text">
      <style:text-properties fo:color="#222222" fo:font-size="12pt" fo:background-color="#ffffff" loext:char-shading-value="0"/>
    </style:style>
    <style:style style:name="T9" style:family="text">
      <style:text-properties fo:color="#222222" fo:font-size="12pt" officeooo:rsid="000941ce" fo:background-color="#ffffff" loext:char-shading-value="0"/>
    </style:style>
    <style:style style:name="T10" style:family="text">
      <style:text-properties fo:color="#222222" style:font-name="Arial" fo:font-size="12pt" fo:background-color="#ffffff" loext:char-shading-value="0"/>
    </style:style>
    <style:style style:name="T11" style:family="text">
      <style:text-properties fo:color="#222222" style:font-name="Arial" fo:font-size="12pt" officeooo:rsid="000941ce" fo:background-color="#ffffff" loext:char-shading-value="0"/>
    </style:style>
    <style:style style:name="T12" style:family="text">
      <style:text-properties fo:color="#222222" style:font-name="Arial" fo:font-size="12pt" fo:background-color="#ffffff" loext:char-shading-value="0" style:font-size-asian="12pt" style:font-size-complex="12pt"/>
    </style:style>
    <style:style style:name="T13" style:family="text">
      <style:text-properties fo:color="#222222" style:font-name="Arial" fo:font-size="12pt" officeooo:rsid="000941ce" fo:background-color="#ffffff" loext:char-shading-value="0" style:font-size-asian="12pt" style:font-size-complex="12pt"/>
    </style:style>
    <style:style style:name="T14" style:family="text">
      <style:text-properties fo:color="#222222" style:font-name="Arial" fo:background-color="#ffffff" loext:char-shading-value="0"/>
    </style:style>
    <style:style style:name="T15" style:family="text">
      <style:text-properties fo:color="#222222" style:font-name="Arial" officeooo:rsid="000941ce" fo:background-color="#ffffff" loext:char-shading-value="0"/>
    </style:style>
    <style:style style:name="T16" style:family="text">
      <style:text-properties fo:font-weight="bold"/>
    </style:style>
    <style:style style:name="T17" style:family="text">
      <style:text-properties fo:background-color="#ffffff" loext:char-shading-value="0"/>
    </style:style>
    <style:style style:name="T18" style:family="text">
      <style:text-properties officeooo:rsid="000d567a" fo:background-color="#ffffff" loext:char-shading-value="0"/>
    </style:style>
    <style:style style:name="T19" style:family="text">
      <style:text-properties officeooo:rsid="000e81f8" fo:background-color="#ffffff" loext:char-shading-value="0"/>
    </style:style>
    <style:style style:name="T20" style:family="text">
      <style:text-properties officeooo:rsid="000f74f3" fo:background-color="#ffffff" loext:char-shading-value="0"/>
    </style:style>
    <style:style style:name="T21" style:family="text">
      <style:text-properties officeooo:rsid="001034ad" fo:background-color="#ffffff" loext:char-shading-value="0"/>
    </style:style>
    <style:style style:name="T22" style:family="text">
      <style:text-properties fo:color="#52565a" style:font-name="arial" fo:font-size="10.5pt" fo:font-style="normal" fo:font-weight="bold"/>
    </style:style>
    <style:style style:name="T23" style:family="text">
      <style:text-properties fo:color="#52565a" fo:font-size="10.5pt" fo:font-style="normal" fo:font-weight="bold"/>
    </style:style>
    <style:style style:name="T24" style:family="text">
      <style:text-properties fo:color="#52565a" style:font-name="Arial" fo:font-size="10.5pt" fo:font-style="normal" fo:font-weight="bold"/>
    </style:style>
    <style:style style:name="T25" style:family="text">
      <style:text-properties fo:color="#52565a" style:font-name="Arial" fo:font-style="normal" fo:font-weight="bold"/>
    </style:style>
    <style:style style:name="T26" style:family="text">
      <style:text-properties fo:color="#52565a" style:font-name="Arial" fo:font-size="12pt" fo:font-style="normal" fo:font-weight="bold" style:font-size-asian="12pt" style:font-size-complex="12pt"/>
    </style:style>
    <style:style style:name="T27" style:family="text">
      <style:text-properties fo:color="#3c4043" fo:background-color="#ffffff" loext:char-shading-value="0"/>
    </style:style>
    <style:style style:name="T28" style:family="text">
      <style:text-properties fo:color="#3c4043" officeooo:rsid="000d5277" fo:background-color="#ffffff" loext:char-shading-value="0"/>
    </style:style>
    <style:style style:name="T29" style:family="text">
      <style:text-properties fo:color="#3c4043" style:font-name="arial" fo:font-size="10.5pt" fo:background-color="#ffffff" loext:char-shading-value="0"/>
    </style:style>
    <style:style style:name="T30" style:family="text">
      <style:text-properties fo:color="#3c4043" style:font-name="arial" fo:font-size="10.5pt" officeooo:rsid="000d5277" fo:background-color="#ffffff" loext:char-shading-value="0"/>
    </style:style>
    <style:style style:name="T31" style:family="text">
      <style:text-properties fo:color="#3c4043" fo:font-size="10.5pt" fo:background-color="#ffffff" loext:char-shading-value="0"/>
    </style:style>
    <style:style style:name="T32" style:family="text">
      <style:text-properties fo:color="#3c4043" fo:font-size="10.5pt" officeooo:rsid="000d5277" fo:background-color="#ffffff" loext:char-shading-value="0"/>
    </style:style>
    <style:style style:name="T33" style:family="text">
      <style:text-properties fo:color="#3c4043" style:font-name="Arial" fo:background-color="#ffffff" loext:char-shading-value="0"/>
    </style:style>
    <style:style style:name="T34" style:family="text">
      <style:text-properties fo:color="#3c4043" style:font-name="Arial" officeooo:rsid="000d5277" fo:background-color="#ffffff" loext:char-shading-value="0"/>
    </style:style>
    <style:style style:name="T35" style:family="text">
      <style:text-properties fo:color="#3c4043" style:font-name="Arial" fo:font-size="10.5pt" fo:background-color="#ffffff" loext:char-shading-value="0"/>
    </style:style>
    <style:style style:name="T36" style:family="text">
      <style:text-properties fo:color="#3c4043" style:font-name="Arial" fo:font-size="10.5pt" officeooo:rsid="000d5277" fo:background-color="#ffffff" loext:char-shading-value="0"/>
    </style:style>
    <style:style style:name="T37" style:family="text">
      <style:text-properties fo:color="#3c4043" style:font-name="Arial" fo:font-size="12pt" fo:background-color="#ffffff" loext:char-shading-value="0" style:font-size-asian="12pt" style:font-size-complex="12pt"/>
    </style:style>
    <style:style style:name="T38" style:family="text">
      <style:text-properties fo:color="#3c4043" style:font-name="Arial" fo:font-size="12pt" officeooo:rsid="000d5277" fo:background-color="#ffffff" loext:char-shading-value="0" style:font-size-asian="12pt" style:font-size-complex="12pt"/>
    </style:style>
    <style:style style:name="T39" style:family="text">
      <style:text-properties fo:color="#333333" style:font-name="open sans" fo:font-size="13.5pt" fo:background-color="#ffffff" loext:char-shading-value="0"/>
    </style:style>
    <style:style style:name="T40" style:family="text">
      <style:text-properties fo:color="#333333" style:font-name="open sans" fo:font-size="13.5pt" officeooo:rsid="000b3d0b" fo:background-color="#ffffff" loext:char-shading-value="0"/>
    </style:style>
    <style:style style:name="T41" style:family="text">
      <style:text-properties fo:color="#333333" style:font-name="open sans" fo:font-size="13.5pt" officeooo:rsid="000d5277" fo:background-color="#ffffff" loext:char-shading-value="0"/>
    </style:style>
    <style:style style:name="T42" style:family="text">
      <style:text-properties fo:color="#333333" style:font-name="open sans" fo:font-size="13.5pt" fo:font-weight="normal" fo:background-color="#ffffff" loext:char-shading-value="0"/>
    </style:style>
    <style:style style:name="T43" style:family="text">
      <style:text-properties fo:color="#333333" style:font-name="open sans" fo:font-size="13.5pt" fo:font-weight="normal" officeooo:rsid="000b3d0b" fo:background-color="#ffffff" loext:char-shading-value="0"/>
    </style:style>
    <style:style style:name="T44" style:family="text">
      <style:text-properties fo:color="#333333" officeooo:rsid="000b3d0b" fo:background-color="#ffffff" loext:char-shading-value="0"/>
    </style:style>
    <style:style style:name="T45" style:family="text">
      <style:text-properties fo:color="#333333" fo:font-size="13.5pt" fo:font-weight="normal" fo:background-color="#ffffff" loext:char-shading-value="0"/>
    </style:style>
    <style:style style:name="T46" style:family="text">
      <style:text-properties fo:color="#333333" fo:font-size="13.5pt" fo:font-weight="normal" officeooo:rsid="000b3d0b" fo:background-color="#ffffff" loext:char-shading-value="0"/>
    </style:style>
    <style:style style:name="T47" style:family="text">
      <style:text-properties fo:color="#333333" fo:font-size="13.5pt" fo:background-color="#ffffff" loext:char-shading-value="0"/>
    </style:style>
    <style:style style:name="T48" style:family="text">
      <style:text-properties fo:color="#333333" fo:font-size="13.5pt" officeooo:rsid="000b3d0b" fo:background-color="#ffffff" loext:char-shading-value="0"/>
    </style:style>
    <style:style style:name="T49" style:family="text">
      <style:text-properties fo:color="#333333" fo:font-size="13.5pt" officeooo:rsid="000d5277" fo:background-color="#ffffff" loext:char-shading-value="0"/>
    </style:style>
    <style:style style:name="T50" style:family="text">
      <style:text-properties fo:color="#333333" style:font-name="Arial" fo:font-size="13.5pt" fo:font-weight="normal" fo:background-color="#ffffff" loext:char-shading-value="0"/>
    </style:style>
    <style:style style:name="T51" style:family="text">
      <style:text-properties fo:color="#333333" style:font-name="Arial" fo:font-size="13.5pt" fo:font-weight="normal" officeooo:rsid="000b3d0b" fo:background-color="#ffffff" loext:char-shading-value="0"/>
    </style:style>
    <style:style style:name="T52" style:family="text">
      <style:text-properties fo:color="#333333" style:font-name="Arial" fo:font-size="13.5pt" fo:background-color="#ffffff" loext:char-shading-value="0"/>
    </style:style>
    <style:style style:name="T53" style:family="text">
      <style:text-properties fo:color="#333333" style:font-name="Arial" fo:font-size="13.5pt" officeooo:rsid="000b3d0b" fo:background-color="#ffffff" loext:char-shading-value="0"/>
    </style:style>
    <style:style style:name="T54" style:family="text">
      <style:text-properties fo:color="#333333" style:font-name="Arial" fo:font-size="13.5pt" officeooo:rsid="000d5277" fo:background-color="#ffffff" loext:char-shading-value="0"/>
    </style:style>
    <style:style style:name="T55" style:family="text">
      <style:text-properties fo:color="#333333" style:font-name="Arial" fo:font-weight="normal" fo:background-color="#ffffff" loext:char-shading-value="0"/>
    </style:style>
    <style:style style:name="T56" style:family="text">
      <style:text-properties fo:color="#333333" style:font-name="Arial" fo:font-weight="normal" officeooo:rsid="000b3d0b" fo:background-color="#ffffff" loext:char-shading-value="0"/>
    </style:style>
    <style:style style:name="T57" style:family="text">
      <style:text-properties fo:color="#333333" style:font-name="Arial" fo:background-color="#ffffff" loext:char-shading-value="0"/>
    </style:style>
    <style:style style:name="T58" style:family="text">
      <style:text-properties fo:color="#333333" style:font-name="Arial" officeooo:rsid="000b3d0b" fo:background-color="#ffffff" loext:char-shading-value="0"/>
    </style:style>
    <style:style style:name="T59" style:family="text">
      <style:text-properties fo:color="#333333" style:font-name="Arial" officeooo:rsid="000d5277" fo:background-color="#ffffff" loext:char-shading-value="0"/>
    </style:style>
    <style:style style:name="T60" style:family="text">
      <style:text-properties fo:color="#333333" style:font-name="Arial" fo:font-size="12pt" fo:font-weight="normal" fo:background-color="#ffffff" loext:char-shading-value="0" style:font-size-asian="12pt" style:font-size-complex="12pt"/>
    </style:style>
    <style:style style:name="T61" style:family="text">
      <style:text-properties fo:color="#333333" style:font-name="Arial" fo:font-size="12pt" fo:font-weight="normal" officeooo:rsid="000b3d0b" fo:background-color="#ffffff" loext:char-shading-value="0" style:font-size-asian="12pt" style:font-size-complex="12pt"/>
    </style:style>
    <style:style style:name="T62" style:family="text">
      <style:text-properties fo:color="#333333" style:font-name="Arial" fo:font-size="12pt" fo:background-color="#ffffff" loext:char-shading-value="0" style:font-size-asian="12pt" style:font-size-complex="12pt"/>
    </style:style>
    <style:style style:name="T63" style:family="text">
      <style:text-properties fo:color="#333333" style:font-name="Arial" fo:font-size="12pt" officeooo:rsid="000b3d0b" fo:background-color="#ffffff" loext:char-shading-value="0" style:font-size-asian="12pt" style:font-size-complex="12pt"/>
    </style:style>
    <style:style style:name="T64" style:family="text">
      <style:text-properties fo:color="#333333" style:font-name="Arial" fo:font-size="12pt" officeooo:rsid="000d5277" fo:background-color="#ffffff" loext:char-shading-value="0" style:font-size-asian="12pt" style:font-size-complex="12pt"/>
    </style:style>
    <style:style style:name="T65" style:family="text">
      <style:text-properties officeooo:rsid="000d567a"/>
    </style:style>
    <style:style style:name="T66" style:family="text">
      <style:text-properties officeooo:rsid="00147f9a"/>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lease find a few questions for session 1. You can prepare your notes for them and update in Github</text:p>
      <text:p text:style-name="P5"/>
      <text:p text:style-name="P14">1) Explain SDLC at a high level</text:p>
      <text:p text:style-name="P11">Software Development Life Cycle (SDLC) is a process used by the software industry to design, develop and test high quality softwares that meet or exceed customer expectations such as completion within time and cost estimates.</text:p>
      <text:p text:style-name="P11"/>
      <text:p text:style-name="P15">2) What is waterfall and why it is still relevant</text:p>
      <text:p text:style-name="P2"><text:span text:style-name="Emphasis"><text:span text:style-name="T26">Waterfall methodology</text:span></text:span><text:span text:style-name="T37"> is a linear project management approach, where customer requirements are gathered at the beginning of the project, and then a sequential project plan is created to accommodate those requirements. </text:span><text:span text:style-name="T12">Waterfall </text:span><text:span text:style-name="T13">is still relevant for</text:span><text:span text:style-name="T12"> creation of a simple and elegant application. </text:span></text:p>
      <text:p text:style-name="P6"/>
      <text:p text:style-name="P16">3) Explain Agile Model with a use case and the role of SCRUM in that</text:p>
      <text:p text:style-name="P3"><text:span text:style-name="Strong_20_Emphasis"><text:span text:style-name="T60">Agile </text:span></text:span><text:span text:style-name="Strong_20_Emphasis"><text:span text:style-name="T61">M</text:span></text:span><text:span text:style-name="Strong_20_Emphasis"><text:span text:style-name="T60">odel</text:span></text:span><text:span text:style-name="T62"> is developed in incremental </text:span><text:span text:style-name="T63">with </text:span><text:span text:style-name="T62">rapid cycles. This results in small incremental releases with each release building on previous functionality </text:span><text:span text:style-name="T63">with a set of user interactions or a use case</text:span><text:span text:style-name="T62">. <text:s/></text:span><text:span text:style-name="T63">Since an agile team has to be interactive with each other, </text:span><text:span text:style-name="T64">t</text:span><text:span text:style-name="T63">he role of SCRUM include: </text:span><text:span text:style-name="T64">e</text:span><text:span text:style-name="T63">nsuring a good relationship among teammates and product owner as well as others outside the team.</text:span></text:p>
      <text:p text:style-name="P6"><text:span text:style-name="T44"/></text:p>
      <text:p text:style-name="P17">4) Who is Scrum Master</text:p>
      <text:p text:style-name="P4"><text:span text:style-name="T37">The </text:span><text:span text:style-name="Emphasis"><text:span text:style-name="T26">scrum master</text:span></text:span><text:span text:style-name="T37"> </text:span><text:span text:style-name="T38">works with the product owner to obtain business requirements, and </text:span><text:span text:style-name="T37">serves as a point person </text:span><text:span text:style-name="T38">to the team</text:span><text:span text:style-name="T37"> for </text:span><text:span text:style-name="T38">sprint planning, </text:span><text:span text:style-name="T37">delegating tasks </text:span><text:span text:style-name="T38">and</text:span><text:span text:style-name="T63"> </text:span><text:span text:style-name="T38">stand up meetings to track progress.</text:span></text:p>
      <text:p text:style-name="P7"/>
      <text:p text:style-name="P17">5) Differentiate between Product/Sprint Backlog</text:p>
      <text:p text:style-name="P18">The sprint backlog comes from the product backlog, but it contains only that item, or those items, that can be completed during each sprint. ... Unlike the product backlog, though, the sprint backlog is unchanged during the period of the sprint. It can be changed, but only during the sprint planning meeting.</text:p>
      <text:p text:style-name="P18"/>
      <text:p text:style-name="P17">6) What is Epic &amp; Story</text:p>
      <text:p text:style-name="P7"><text:span text:style-name="T17">An </text:span>epic<text:span text:style-name="T17"> is a large user </text:span>story<text:span text:style-name="T17"> </text:span><text:span text:style-name="T18">that </text:span><text:span text:style-name="T17">split</text:span><text:span text:style-name="T18">s</text:span><text:span text:style-name="T17"> into smaller user </text:span>stories.</text:p>
      <text:p text:style-name="P7"/>
      <text:p text:style-name="P17">7) What is called Velocity in SCRUM</text:p>
      <text:p text:style-name="P7">Velocity<text:span text:style-name="T17"> is a measure of the amount of work a Team can tackle during a single Sprint and is the key metric in </text:span>Scrum<text:span text:style-name="T17">. </text:span>Velocity<text:span text:style-name="T17"> is calculated at the end of the Sprint by totaling the Points for all fully completed User Stories. </text:span></text:p>
      <text:p text:style-name="P7"/>
      <text:p text:style-name="P17">8) Explain the SCRUM ceremonies</text:p>
      <text:p text:style-name="P8"><text:span text:style-name="T17">Scrum is executed in what are called sprints</text:span><text:span text:style-name="T18"> that </text:span><text:span text:style-name="T17">last usually no more than two weeks. The</text:span><text:span text:style-name="T18">re are</text:span><text:span text:style-name="T17"> </text:span><text:span text:style-name="T18">f</text:span><text:span text:style-name="T17">our </text:span>Scrum <text:span text:style-name="T65">c</text:span>eremonies <text:span text:style-name="T65">which are</text:span><text:span text:style-name="T17"> sprint planning, daily </text:span>scrum<text:span text:style-name="T17">, sprint review and sprint retrospective. </text:span></text:p>
      <text:p text:style-name="P7"/>
      <text:p text:style-name="P17">9) What is grooming</text:p>
      <text:p text:style-name="P7">Grooming<text:span text:style-name="T17"> </text:span><text:span text:style-name="T19">i</text:span><text:span text:style-name="T17">s a meeting of the </text:span>Scrum<text:span text:style-name="T17"> team in which the product </text:span>backlog<text:span text:style-name="T17"> items are discussed and the next sprint planning is prepared. Product </text:span>grooming<text:span text:style-name="T17"> is critical in product management </text:span><text:soft-page-break/><text:span text:style-name="T17">because it means keeping the </text:span>backlog<text:span text:style-name="T17"> up to date and getting </text:span>backlog<text:span text:style-name="T17"> items ready for upcoming sprints.</text:span></text:p>
      <text:p text:style-name="P7"/>
      <text:p text:style-name="P17">10) How Jira board is effective in SCRUM</text:p>
      <text:p text:style-name="P7"><text:span text:style-name="T20">Jira board is a tool </text:span><text:span text:style-name="T17">which can hold many lines of the write-up </text:span><text:span text:style-name="T20">and </text:span><text:span text:style-name="T17">displays the issues created for a particular project. </text:span><text:span text:style-name="T20">Jira Board</text:span><text:span text:style-name="T17"> makes it extremely flexible for viewing, managing and tracking the progress of an issue.</text:span></text:p>
      <text:p text:style-name="P7"/>
      <text:p text:style-name="P17">11) Differentiate between SCRUM &amp; Waterfall</text:p>
      <text:p text:style-name="P9">Scrum<text:span text:style-name="T17"> development process </text:span><text:span text:style-name="T21">or agile model </text:span><text:span text:style-name="T17">works well for difficult and complex projects. </text:span>Waterfall<text:span text:style-name="T17"> model works well with smaller projects. <text:s/></text:span><text:span text:style-name="T21">Scrum has no defined stages while </text:span>Waterfall<text:span text:style-name="T17"> model has clear and defined stages to work on the project.</text:span></text:p>
      <text:p text:style-name="P7"/>
      <text:p text:style-name="P13">12) Explain the responsibilities of Product Owner</text:p>
      <text:p text:style-name="P10"><text:span text:style-name="T66">The responsibilities of a p</text:span>roduct owner <text:span text:style-name="T66">include</text:span></text:p>
      <text:list xml:id="list3612201051" text:style-name="L1">
        <text:list-item>
          <text:p text:style-name="P19">Defining the vision</text:p>
        </text:list-item>
        <text:list-item>
          <text:p text:style-name="P19">Managing the product backlog</text:p>
        </text:list-item>
        <text:list-item>
          <text:p text:style-name="P19">Prioritizing needs</text:p>
        </text:list-item>
        <text:list-item>
          <text:p text:style-name="P19">Overseeing development stages</text:p>
        </text:list-item>
        <text:list-item>
          <text:p text:style-name="P19">Anticipating client needs</text:p>
        </text:list-item>
        <text:list-item>
          <text:p text:style-name="P19">Acting as primary liaison</text:p>
        </text:list-item>
        <text:list-item>
          <text:p text:style-name="P19">Evaluating product progress at each iteration</text:p>
        </text:list-item>
      </text:list>
      <text:p text:style-name="P12">In short, Product Owner<text:span text:style-name="T17"> is responsible for maximizing the value of the </text:span>product<text:span text:style-name="T17"> resulting from the work of the Development Team. <text:s/></text:span></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arial" svg:font-family="arial, sans-serif"/>
    <style:font-face style:name="open sans" svg:font-family="'open sans', 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15:31:45.202000000</meta:creation-date>
    <dc:date>2020-05-07T16:27:15.549000000</dc:date>
    <meta:editing-duration>PT45M14S</meta:editing-duration>
    <meta:editing-cycles>11</meta:editing-cycles>
    <meta:generator>LibreOffice/6.0.6.2$Windows_X86_64 LibreOffice_project/0c292870b25a325b5ed35f6b45599d2ea4458e77</meta:generator>
    <meta:document-statistic meta:table-count="0" meta:image-count="0" meta:object-count="0" meta:page-count="2" meta:paragraph-count="33" meta:word-count="602" meta:character-count="3580" meta:non-whitespace-character-count="3011"/>
  </office:meta>
</office:document-meta>
</file>